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Times New Roman1"/>
    </style:style>
    <style:style style:name="P2" style:family="paragraph" style:parent-style-name="Text_20_body">
      <style:paragraph-properties fo:margin-top="0in" fo:margin-bottom="0in" loext:contextual-spacing="false" fo:line-height="200%" fo:text-align="end"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200%" fo:text-align="center" style:justify-single-word="false" style:writing-mode="lr-tb"/>
      <style:text-properties style:font-name="Times New Roman1"/>
    </style:style>
    <style:style style:name="P4" style:family="paragraph" style:parent-style-name="Text_20_body">
      <style:paragraph-properties fo:margin-top="0in" fo:margin-bottom="0in" loext:contextual-spacing="false" fo:line-height="200%" style:writing-mode="lr-tb"/>
      <style:text-properties style:font-name="Times New Roman1" officeooo:paragraph-rsid="0026862b"/>
    </style:style>
    <style:style style:name="P5" style:family="paragraph" style:parent-style-name="Text_20_body">
      <style:paragraph-properties fo:margin-top="0in" fo:margin-bottom="0in" loext:contextual-spacing="false" fo:line-height="200%" style:writing-mode="lr-tb"/>
      <style:text-properties style:font-name="Times New Roman1" officeooo:paragraph-rsid="0027fe93"/>
    </style:style>
    <style:style style:name="P6" style:family="paragraph" style:parent-style-name="Text_20_body">
      <style:paragraph-properties fo:margin-top="0in" fo:margin-bottom="0in" loext:contextual-spacing="false" fo:line-height="200%" style:writing-mode="lr-tb"/>
      <style:text-properties style:font-name="Times New Roman1" officeooo:paragraph-rsid="002d747c"/>
    </style:style>
    <style:style style:name="P7" style:family="paragraph" style:parent-style-name="Text_20_body">
      <style:paragraph-properties fo:margin-top="0in" fo:margin-bottom="0in" loext:contextual-spacing="false" fo:line-height="200%" style:writing-mode="lr-tb"/>
      <style:text-properties style:font-name="Times New Roman1" officeooo:paragraph-rsid="0035f10f"/>
    </style:style>
    <style:style style:name="P8" style:family="paragraph" style:parent-style-name="Text_20_body">
      <style:paragraph-properties fo:margin-top="0in" fo:margin-bottom="0in" loext:contextual-spacing="false" fo:line-height="200%" fo:text-align="center" style:justify-single-word="false" style:writing-mode="lr-tb"/>
      <style:text-properties style:font-name="Times New Roman1" fo:font-weight="bold" officeooo:rsid="00330ae7" officeooo:paragraph-rsid="00330ae7" style:font-weight-asian="bold" style:font-weight-complex="bold"/>
    </style:style>
    <style:style style:name="P9" style:family="paragraph" style:parent-style-name="Text_20_body" style:list-style-name="L1">
      <style:paragraph-properties fo:margin-top="0in" fo:margin-bottom="0in" loext:contextual-spacing="false" fo:line-height="200%" fo:text-align="start" style:justify-single-word="false" style:writing-mode="lr-tb"/>
      <style:text-properties style:font-name="Times New Roman1" fo:font-weight="normal" officeooo:rsid="00330ae7" officeooo:paragraph-rsid="00330ae7" style:font-weight-asian="normal" style:font-weight-complex="normal"/>
    </style:style>
    <style:style style:name="P10" style:family="paragraph" style:parent-style-name="Text_20_body" style:list-style-name="L1">
      <style:paragraph-properties fo:margin-top="0in" fo:margin-bottom="0in" loext:contextual-spacing="false" fo:line-height="200%" fo:text-align="start" style:justify-single-word="false" style:writing-mode="lr-tb"/>
      <style:text-properties style:font-name="Times New Roman1" fo:font-weight="normal" officeooo:rsid="00380bf2" officeooo:paragraph-rsid="00380bf2" style:font-weight-asian="normal" style:font-weight-complex="normal"/>
    </style:style>
    <style:style style:name="T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2pt" fo:font-style="normal" style:text-underline-style="none" fo:font-weight="normal" officeooo:rsid="0024d9f9" style:text-blinking="false" fo:background-color="transparent" loext:char-shading-value="0"/>
    </style:style>
    <style:style style:name="T3" style:family="text">
      <style:text-properties fo:font-variant="normal" fo:text-transform="none" fo:color="#000000" style:text-line-through-style="none" style:text-line-through-type="none" fo:font-size="12pt" fo:font-style="normal" style:text-underline-style="none" fo:font-weight="normal" officeooo:rsid="0026862b"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normal" officeooo:rsid="0026b76a"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normal" style:text-underline-style="none" fo:font-weight="normal" officeooo:rsid="00225657" style:text-blinking="false" fo:background-color="transparent" loext:char-shading-value="0"/>
    </style:style>
    <style:style style:name="T6" style:family="text">
      <style:text-properties fo:font-variant="normal" fo:text-transform="none" fo:color="#000000" style:text-line-through-style="none" style:text-line-through-type="none" fo:font-size="12pt" fo:font-style="normal" style:text-underline-style="none" fo:font-weight="normal" officeooo:rsid="0020d6c3" style:text-blinking="false" fo:background-color="transparent" loext:char-shading-value="0"/>
    </style:style>
    <style:style style:name="T7" style:family="text">
      <style:text-properties fo:font-variant="normal" fo:text-transform="none" fo:color="#000000" style:text-line-through-style="none" style:text-line-through-type="none" fo:font-size="12pt" fo:font-style="normal" style:text-underline-style="none" fo:font-weight="normal" officeooo:rsid="0022048e" style:text-blinking="false" fo:background-color="transparent" loext:char-shading-value="0"/>
    </style:style>
    <style:style style:name="T8" style:family="text">
      <style:text-properties fo:font-variant="normal" fo:text-transform="none" fo:color="#000000" style:text-line-through-style="none" style:text-line-through-type="none" fo:font-size="12pt" fo:font-style="normal" style:text-underline-style="none" fo:font-weight="normal" officeooo:rsid="002f3d0e"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fo:font-weight="normal" officeooo:rsid="0030c89c"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fo:font-weight="normal" officeooo:rsid="0027fe93"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fo:font-weight="normal" officeooo:rsid="0029a9a7"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style:text-underline-style="none" fo:font-weight="normal" officeooo:rsid="002b7815"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fo:font-weight="normal" officeooo:rsid="002c1b75"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fo:font-weight="normal" officeooo:rsid="002d747c"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fo:font-weight="normal" officeooo:rsid="003464ec"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normal" officeooo:rsid="0035f10f"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normal" officeooo:rsid="0036b1ce"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normal" style:text-underline-style="none" fo:font-weight="normal" officeooo:rsid="0036e44d"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fo:font-weight="normal" officeooo:rsid="0036ef22"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normal" style:text-underline-style="none" fo:font-weight="normal" officeooo:rsid="00380bf2"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normal" officeooo:rsid="00390da5"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normal" style:text-underline-style="none" fo:font-weight="normal" officeooo:rsid="0039fb17"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none" fo:font-weight="normal" officeooo:rsid="003ae1fb"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normal" officeooo:rsid="003c759b"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e3231a92-bf3f-5134-7f29-90a72545fafd"/>Jared Dyreson</text:p>
      <text:p text:style-name="P2">Math 150A</text:p>
      <text:p text:style-name="P2">April 12 2018</text:p>
      <text:p text:style-name="P1"/>
      <text:p text:style-name="P3"><text:span text:style-name="T1">Sir Isaac Newton’s Contribution to Calculus</text:span></text:p>
      <text:p text:style-name="P4"><text:span text:style-name="T1"><text:tab/>I</text:span><text:span text:style-name="T2">saac Newton was “born on December 25, 1642 [January 4, 1643 New Style] in Woolsthorpe, Lincolnshire England”</text:span><text:span text:style-name="T20">(1)</text:span><text:span text:style-name="T2">. He was the only son “of a local yeoman...who had died three months before [his birth]”. When Newton went to school at Cambridge, he </text:span><text:span text:style-name="T3">was “</text:span><text:span text:style-name="T4">immersed</text:span><text:span text:style-name="T3"> in the works of Aristotle”. </text:span><text:span text:style-name="T4">L</text:span><text:span text:style-name="T3">ater </text:span><text:span text:style-name="T4">on, Newton </text:span><text:span text:style-name="T3">was introduced to the French philosopher René Descartes </text:span><text:span text:style-name="T4">who had a different approach to the physical world. </text:span><text:span text:style-name="T15">Descartes concluded that we are surrounded by “particles of matter in motion...the phenomena of nature result from their mechanical interaction”</text:span><text:span text:style-name="T20">(1)</text:span><text:span text:style-name="T15">. </text:span><text:span text:style-name="T4">This would later slingshot Newton into his research regarding physics and subsequently calculus </text:span><text:span text:style-name="T15">to aid the latter journey</text:span><text:span text:style-name="T4">. </text:span></text:p>
      <text:p text:style-name="P7"><text:span text:style-name="T1"><text:tab/></text:span><text:span text:style-name="T4">I</text:span><text:span text:style-name="T1">n the world of mathematics, Isaac Newton has contributed greatly to the development of calculus by proposing the concept of derivatives. He stumbled upon this notion when he was trying to “find the slope at any point on a curve”. He originally called this the “‘method of fluxions’”</text:span><text:span text:style-name="T20">(2)</text:span><text:span text:style-name="T1"> because it dealt with an instantaneous moment on the graph. </text:span><text:span text:style-name="T5">This solved an issue that Newton was having which was that he could not give the slope of the curve at any point because it was constantly fluctuating. </text:span><text:span text:style-name="T1">Newton also used his newly found discovery in his journey in Physics. Using the derivative of a graph would allow him to calculate the velocity, which is the rate of change a particle moves through space.</text:span></text:p>
      <text:p text:style-name="P7"><text:span text:style-name="T1"><text:tab/> Notation of a derivative in calculus was actually a single dot over the “y” in an equation </text:span><text:span text:style-name="T6">however “</text:span><text:span text:style-name="T7">In </text:span><text:span text:style-name="T5">Lagrange's</text:span><text:span text:style-name="T7"> notation the derivative of f(x) is expressed as f′, prime (pronounced ‘f prime’ ).</text:span><text:span text:style-name="T6">” </text:span><text:span text:style-name="T7">This is used by most as it is easier to use and also to type as most typists of the time did not </text:span><text:soft-page-break/><text:span text:style-name="T7">have enough keys to accommodate for Newton’s notation. </text:span><text:span text:style-name="T16">Many other notations of derivatives are used, it is merely a preference of the individual. </text:span></text:p>
      <text:p text:style-name="P5"><text:span text:style-name="T7"><text:tab/></text:span><text:span text:style-name="T8">One example of a derivative can be shown by using </text:span><text:span text:style-name="T18">the function</text:span><text:span text:style-name="T8"><draw:frame draw:style-name="fr1" draw:name="Object1" text:anchor-type="as-char" svg:y="-0.172in" svg:width="0.9693in" svg:height="0.2193in" draw:z-index="0"><draw:object xlink:href="./Object 1" xlink:type="simple" xlink:show="embed" xlink:actuate="onLoad"/><draw:image xlink:href="./ObjectReplacements/Object 1" xlink:type="simple" xlink:show="embed" xlink:actuate="onLoad"/></draw:frame></text:span><text:span text:style-name="T8">where we can apply the </text:span><text:span text:style-name="T19">power</text:span><text:span text:style-name="T8"> rule by dropping the power term in front of the x term and subtracting the power by one. This can be applied for each term in the polynomial and the result would be </text:span><text:span text:style-name="T8"><draw:frame draw:style-name="fr1" draw:name="Object2" text:anchor-type="as-char" svg:y="-0.172in" svg:width="0.9425in" svg:height="0.2193in" draw:z-index="1"><draw:object xlink:href="./Object 2" xlink:type="simple" xlink:show="embed" xlink:actuate="onLoad"/><draw:image xlink:href="./ObjectReplacements/Object 2" xlink:type="simple" xlink:show="embed" xlink:actuate="onLoad"/></draw:frame></text:span><text:span text:style-name="T8">. This new equation will now allow us to </text:span><text:span text:style-name="T9">tell how steep the graph at any given point.</text:span></text:p>
      <text:p text:style-name="P5"><text:span text:style-name="T7"><text:tab/></text:span><text:span text:style-name="T5">Newton also discovered the idea of </text:span><text:span text:style-name="T10">limits and how they pertain to tangent lines. </text:span><text:span text:style-name="T11">In very basic sense, limits are a value that a function approaches </text:span><text:span text:style-name="T20">“is the exact slope at a point”(2)</text:span><text:span text:style-name="T11">. This notion allows us to take derivatives, integrals and prove if a function is or is not continuous. In </text:span><text:span text:style-name="T10">Newton’s </text:span><text:span text:style-name="T11">predecessor's did not in fact use this concept and it was from their works that Newton was able to formalize a concept of limits. Newton however did not dig very deep into limits and was left to other mathematicians of the time “clarify his ideas” about such a topic. </text:span><text:span text:style-name="T12">This was also a concept that Newton incorporated into his theories in physics </text:span><text:span text:style-name="T21">where</text:span><text:span text:style-name="T12"> it related to terminal speed/velocity. </text:span><text:span text:style-name="T13">By using the limit definition, you would be able to calculate the speed at which an object will stop accelerating and maintain constant velocity. This function would incorporate air resistance and the speed at which the object was initially traveling at. </text:span></text:p>
      <text:p text:style-name="P5"><text:span text:style-name="T13"><text:tab/></text:span><text:span text:style-name="T9">One example of a limit can be expressed as</text:span><text:span text:style-name="T9"><draw:frame draw:style-name="fr1" draw:name="Object3" text:anchor-type="as-char" svg:y="-0.2437in" svg:width="0.6709in" svg:height="0.3929in" draw:z-index="2"><draw:object xlink:href="./Object 3" xlink:type="simple" xlink:show="embed" xlink:actuate="onLoad"/><draw:image xlink:href="./ObjectReplacements/Object 3" xlink:type="simple" xlink:show="embed" xlink:actuate="onLoad"/></draw:frame></text:span><text:span text:style-name="T9">. This means that as the function approaches 2, the function will approach a given value. The first thing to do would be to substitute the value of x into the function and see if that would result in a number. When we do that, the answer would be 4. So, as this function approaches 2, </text:span><text:span text:style-name="T22">the slope of that x-value would be 4</text:span><text:span text:style-name="T9">. Some problems do not have the same luxury </text:span><text:span text:style-name="T22">of an answer that is not i</text:span><text:span text:style-name="T23">n</text:span><text:span text:style-name="T22">determinant <text:s/></text:span><text:span text:style-name="T9">and require a bit more tweaking with a theorem created by another mathematician. </text:span></text:p>
      <text:p text:style-name="P6"><text:span text:style-name="T13"><text:tab/>By far the most notable thing about Newton is the controversy in which he caused when he formally proposed his theory of calculus. </text:span><text:span text:style-name="T14">Newton had initially discovered the notion of calculus from </text:span><text:soft-page-break/><text:span text:style-name="T14">1664-1666 and had not released his finding until 1693. A German mathematician by the name of Gottfried Wilhelm von Leibniz had independently discovered the same concepts </text:span><text:span text:style-name="T17">as Newton </text:span><text:span text:style-name="T14">in 1672-1676 and published his findings in 1684. This lead to a large controversy, mainly due to who would get the credit of discovery. This fierce debate was eventually settled where Newton was given full credit for his findings based on the time frame </text:span><text:span text:style-name="T8">of his work. </text:span><text:span text:style-name="T14"><text:s/></text:span></text:p>
      <text:p text:style-name="P8"><text:span text:style-name="T25">Works Cited</text:span></text:p>
      <text:list xml:id="list2996188402504442438" text:style-name="L1">
        <text:list-item>
          <text:p text:style-name="P9"><text:a xlink:type="simple" xlink:href="https://www.britannica.com/biography/Isaac-Newton" text:style-name="Internet_20_link" text:visited-style-name="Visited_20_Internet_20_Link">https://www.britannica.com/biography/Isaac-Newton</text:a></text:p>
        </text:list-item>
        <text:list-item>
          <text:p text:style-name="P10"><text:a xlink:type="simple" xlink:href="http://www.storyofmathematics.com/17th_newton.html" text:style-name="Internet_20_link" text:visited-style-name="Visited_20_Internet_20_Link">http://www.storyofmathematics.com/17th_newton.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06:48:17.392356897</meta:creation-date>
    <meta:generator>LibreOffice/5.1.6.2$Linux_X86_64 LibreOffice_project/10m0$Build-2</meta:generator>
    <dc:date>2018-04-27T09:39:01.073965968</dc:date>
    <meta:editing-duration>P1DT2H12M22S</meta:editing-duration>
    <meta:editing-cycles>14</meta:editing-cycles>
    <meta:document-statistic meta:table-count="0" meta:image-count="0" meta:object-count="3" meta:page-count="3" meta:paragraph-count="14" meta:word-count="764" meta:character-count="4481" meta:non-whitespace-character-count="3718"/>
  </office:meta>
</office:document-meta>
</file>

<file path=Object 1/content.xml><?xml version="1.0" encoding="utf-8"?>
<math xmlns="http://www.w3.org/1998/Math/MathML" display="block">
  <semantics>
    <mrow>
      <mi>f</mi>
      <mrow>
        <mrow>
          <mo fence="true" stretchy="false">(</mo>
          <mrow>
            <mi>x</mi>
          </mrow>
          <mo fence="true" stretchy="false">)</mo>
        </mrow>
        <mo stretchy="false">=</mo>
        <mrow>
          <msup>
            <mi>x</mi>
            <mn>2</mn>
          </msup>
          <mo stretchy="false">+</mo>
          <mn>2</mn>
        </mrow>
      </mrow>
      <mi>x</mi>
    </mrow>
    <annotation encoding="StarMath 5.0">f( x ) = x^2 + 2x</annotation>
  </semantics>
</math>
</file>

<file path=Object 2/content.xml><?xml version="1.0" encoding="utf-8"?>
<math xmlns="http://www.w3.org/1998/Math/MathML" display="block">
  <semantics>
    <mrow>
      <msup>
        <mi>f</mi>
        <mi>l</mi>
      </msup>
      <mrow>
        <mrow>
          <mo fence="true" stretchy="false">(</mo>
          <mrow>
            <mi>x</mi>
          </mrow>
          <mo fence="true" stretchy="false">)</mo>
        </mrow>
        <mo stretchy="false">=</mo>
        <mn>2</mn>
      </mrow>
      <mrow>
        <mi>x</mi>
        <mo stretchy="false">+</mo>
        <mn>2</mn>
      </mrow>
    </mrow>
    <annotation encoding="StarMath 5.0">f^l( x ) = 2x+2</annotation>
  </semantics>
</math>
</file>

<file path=Object 3/content.xml><?xml version="1.0" encoding="utf-8"?>
<math xmlns="http://www.w3.org/1998/Math/MathML" display="block">
  <semantics>
    <mrow>
      <munder>
        <mi>lim</mi>
        <mrow>
          <mi>x</mi>
          <mo stretchy="false">→</mo>
          <mn>2</mn>
        </mrow>
      </munder>
      <mfrac>
        <mrow>
          <mi>x</mi>
          <mo stretchy="false">+</mo>
          <mn>6</mn>
        </mrow>
        <mi>x</mi>
      </mfrac>
    </mrow>
    <annotation encoding="StarMath 5.0">lim from{x-&gt;2} { {x+6} over x}</annotation>
  </semantics>
</math>
</file>